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048204" officeooo:paragraph-rsid="000482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empty-setup-push-repo-echo"/>git remote add origin https://github.com/osmarsaraiva/siga_transportes_py.git</text:p>
      <text:p text:style-name="Preformatted_20_Text">git branch -M main</text:p>
      <text:p text:style-name="P1">git push -u origin main</text:p>
      <text:p text:style-name="Standard">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</text:p>
      <text:p text:style-name="Standard"/>
      <text:p text:style-name="Standard"/>
      <text:p text:style-name="P2">python manage.py startapp 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3:36:07.692605806</meta:creation-date>
    <dc:date>2024-07-21T22:41:49.257459437</dc:date>
    <meta:editing-duration>PT1H21M5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8" meta:character-count="184" meta:non-whitespace-character-count="170"/>
  </office:meta>
</office:document-meta>
</file>